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B9EB00002A3EE06D1049.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BoldMT" svg:font-family="Arial-BoldMT"/>
    <style:font-face style:name="OpenSymbol" svg:font-family="OpenSymbol"/>
    <style:font-face style:name="Tahoma1" svg:font-family="Tahoma"/>
    <style:font-face style:name="Verdana-Bold" svg:font-family="Verdana-Bold"/>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Standard">
      <style:paragraph-properties style:text-autospace="none"/>
      <style:text-properties style:font-name="Arial" fo:font-size="10pt" style:font-size-asian="10pt" style:font-size-complex="10pt"/>
    </style:style>
    <style:style style:name="P3" style:family="paragraph" style:parent-style-name="Standard">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ext-autospace="none"/>
      <style:text-properties style:font-name="Arial" fo:font-size="10pt" fo:font-weight="normal" style:font-name-asian="Arial-BoldMT" style:font-size-asian="10pt" style:font-weight-asian="normal" style:font-name-complex="Arial-BoldMT" style:font-size-complex="10pt" style:font-weight-complex="normal"/>
    </style:style>
    <style:style style:name="P5" style:family="paragraph" style:parent-style-name="Standard">
      <style:text-properties style:font-name="Arial" fo:font-size="10pt" fo:font-weight="bold" style:font-size-asian="10pt" style:font-weight-asian="bold" style:font-size-complex="10pt" style:font-weight-complex="bold"/>
    </style:style>
    <style:style style:name="P6" style:family="paragraph" style:parent-style-name="Standard">
      <style:text-properties fo:color="#dc2300" style:font-name="Arial" fo:font-size="10pt" fo:font-weight="bold" style:font-size-asian="10pt" style:font-weight-asian="bold" style:font-size-complex="10pt" style:font-weight-complex="bold"/>
    </style:style>
    <style:style style:name="P7" style:family="paragraph" style:parent-style-name="Standard">
      <style:paragraph-properties style:text-autospace="none"/>
      <style:text-properties fo:color="#dc2300" style:font-name="Arial" fo:font-size="10pt" fo:font-weight="bold" style:font-size-asian="10pt" style:font-weight-asian="bold" style:font-size-complex="10pt" style:font-weight-complex="bold"/>
    </style:style>
    <style:style style:name="P8" style:family="paragraph" style:parent-style-name="Standard">
      <style:text-properties fo:color="#dc2300" style:font-name="Arial" fo:font-size="10pt" fo:font-weight="bold" style:font-name-asian="ArialMT" style:font-size-asian="10pt" style:font-weight-asian="bold" style:font-name-complex="ArialMT" style:font-size-complex="10pt" style:font-weight-complex="bold"/>
    </style:style>
    <style:style style:name="P9" style:family="paragraph" style:parent-style-name="Standard">
      <style:paragraph-properties fo:text-align="start" style:justify-single-word="false"/>
      <style:text-properties fo:color="#004586" fo:font-size="11pt" style:font-size-asian="11pt" style:font-size-complex="11pt"/>
    </style:style>
    <style:style style:name="P10" style:family="paragraph" style:parent-style-name="Standard">
      <style:paragraph-properties fo:text-align="start" style:justify-single-word="false"/>
      <style:text-properties fo:color="#0084d1" style:font-name="Arial" fo:font-size="10pt" fo:font-weight="bold" style:font-size-asian="10pt" style:font-weight-asian="bold" style:font-size-complex="10pt" style:font-weight-complex="bold"/>
    </style:style>
    <style:style style:name="P11" style:family="paragraph" style:parent-style-name="Standard">
      <style:paragraph-properties style:text-autospace="none"/>
    </style:style>
    <style:style style:name="P12" style:family="paragraph" style:parent-style-name="Standard">
      <style:paragraph-properties style:text-autospace="none"/>
      <style:text-properties fo:color="#ff0000" style:font-name="Verdana-Bold" fo:font-size="10pt" fo:font-weight="bold" style:font-name-asian="Verdana-Bold" style:font-size-asian="10pt" style:font-weight-asian="bold" style:font-name-complex="Verdana-Bold" style:font-size-complex="10pt" style:font-weight-complex="bold"/>
    </style:style>
    <style:style style:name="P13" style:family="paragraph" style:parent-style-name="Standard">
      <style:text-properties style:font-name="Arial" fo:font-size="10pt" fo:font-weight="normal" style:font-name-asian="ArialMT" style:font-size-asian="10pt" style:font-weight-asian="normal" style:font-name-complex="ArialMT" style:font-size-complex="10pt" style:font-weight-complex="normal"/>
    </style:style>
    <style:style style:name="P14" style:family="paragraph" style:parent-style-name="Standard">
      <style:paragraph-properties fo:text-align="start" style:justify-single-word="false" style:text-autospace="none"/>
      <style:text-properties style:font-name="Arial" fo:font-size="10pt" fo:font-weight="normal" style:font-name-asian="ArialMT" style:font-size-asian="10pt" style:font-weight-asian="normal" style:font-name-complex="ArialMT" style:font-size-complex="10pt" style:font-weight-complex="normal"/>
    </style:style>
    <style:style style:name="P15" style:family="paragraph" style:parent-style-name="Standard">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style:text-autospace="none"/>
      <style:text-properties style:font-name="Arial" fo:font-size="10pt" fo:font-weight="bold" style:font-size-asian="10pt" style:font-weight-asian="bold" style:font-size-complex="10pt" style:font-weight-complex="bold"/>
    </style:style>
    <style:style style:name="P17" style:family="paragraph" style:parent-style-name="Standard">
      <style:text-properties fo:color="#dc2300" style:font-name="Arial" fo:font-size="10pt" fo:font-weight="bold" style:font-name-asian="ArialMT" style:font-size-asian="10pt" style:font-weight-asian="bold" style:font-name-complex="ArialMT" style:font-size-complex="10pt" style:font-weight-complex="bold"/>
    </style:style>
    <style:style style:name="T1" style:family="text">
      <style:text-properties style:font-name="Arial" fo:font-weight="bold" style:font-weight-asian="bold" style:font-weight-complex="bold"/>
    </style:style>
    <style:style style:name="T2" style:family="text">
      <style:text-properties style:font-name-asian="ArialMT" style:font-name-complex="ArialMT"/>
    </style:style>
    <style:style style:name="T3" style:family="text">
      <style:text-properties fo:font-weight="bold" style:font-weight-asian="bold" style:font-weight-complex="bold"/>
    </style:style>
    <style:style style:name="T4" style:family="text">
      <style:text-properties fo:font-weight="bold" style:font-name-asian="ArialMT" style:font-weight-asian="bold" style:font-name-complex="ArialMT" style:font-weight-complex="bold"/>
    </style:style>
    <style:style style:name="T5" style:family="text">
      <style:text-properties fo:font-weight="normal" style:font-name-asian="ArialMT" style:font-weight-asian="normal" style:font-name-complex="ArialMT" style:font-weight-complex="normal"/>
    </style:style>
    <style:style style:name="T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graphics1" text:anchor-type="paragraph" svg:x="4.0181in" svg:y="-0.7398in" svg:width="2.6134in" svg:height="0.5346in" draw:z-index="0"><draw:image xlink:href="Pictures/200000070000B9EB00002A3EE06D1049.svm" xlink:type="simple" xlink:show="embed" xlink:actuate="onLoad"/></draw:frame></text:p>
      <text:p text:style-name="P9"><text:span text:style-name="T1">WORK SCOPE FOR ICARGO CMS WEBSITE</text:span> </text:p>
      <text:p text:style-name="P1"/>
      <text:p text:style-name="P1"/>
      <text:p text:style-name="P6">Proposed Solution</text:p>
      <text:p text:style-name="P6"/>
      <text:p text:style-name="P1">For easy management and maintenance of the site, we propose to develop the site on a Content Management System (CMS) platform. Although there are many ready made content management systems available in the market like Joomla, Wordpress, Drupal, etc. We propose to develop the site on custom CMS built on PHP and MySQL platform. The reason for suggesting a custom cms solution are: </text:p>
      <text:p text:style-name="P1"/>
      <text:p text:style-name="P1">• The CMS will be much easier to use compared to any other ready made CMS. </text:p>
      <text:p text:style-name="P1">• The system we have proposed, will be developed to meet your exact requirement rather than molding and fitting a solution to your requirement. There will not be any problem due to change in version in future. </text:p>
      <text:p text:style-name="P1">• The custom CMS will be flexible and Scalable in nature. In future if you want to add any new feature to the site, then with the custom coding that can be be easily done compared to any of the above mentioned ready made CMS. </text:p>
      <text:p text:style-name="P1"/>
      <text:p text:style-name="P7">Assumption:</text:p>
      <text:p text:style-name="P7"/>
      <text:p text:style-name="P1">- The website front end and admin panel to be in English.</text:p>
      <text:p text:style-name="P1">- The scope doesn't include data-entry</text:p>
      <text:p text:style-name="P1">- All fields related to user registration, order and profile will need to be provided you before project start.</text:p>
      <text:p text:style-name="P11"/>
      <text:p text:style-name="P7">Scope of Work</text:p>
      <text:p text:style-name="P7"/>
      <text:p text:style-name="P1">Based on your project description, our scope of work will be:</text:p>
      <text:p text:style-name="P1"/>
      <text:p text:style-name="P1"><text:span text:style-name="T5">- </text:span><text:span text:style-name="T4">Development &amp; Cross Browser Compatibility:</text:span><text:span text:style-name="T5"> On the given design PSD, HTMLize (Div based and CSS to be used) the homepage and develop the inner pages. For the the sub pages we will use drop down menu in the navigation, if required. We will make sure that the pages are compatible to the latest version of major web browsers: IE (7+), Firefox, Safari (5+), Chrome, and Opera. </text:span></text:p>
      <text:p text:style-name="P13"/>
      <text:p text:style-name="P4">- <text:span text:style-name="T3">Mobile Browser compatibility:</text:span> <text:span text:style-name="T2">For development we will use responsive HTML, so that the site can be opened and used from different mobile browsers and tablets without any horizontal scroll.</text:span></text:p>
      <text:p text:style-name="P14"/>
      <text:p text:style-name="P1">- <text:span text:style-name="T3">Sliding Banner on Homepage:</text:span> On the homepage there will be a sliding banner with 5-6 slides of rotating images and texts highlighting the major highlights of your products. We will use Jquery for the rotating banner.</text:p>
      <text:p text:style-name="P1"/>
      <text:p text:style-name="P1">- Front end pages, as per the requirement. (We will insert the content. Maximum 10.)</text:p>
      <text:p text:style-name="P1"/>
      <text:p text:style-name="P1"><text:span text:style-name="T3">- User Registration: </text:span><text:span text:style-name="T6">User will need to fill out a online registration form to complete the process (fields as equal to the Customer Registration page</text:span>).</text:p>
      <text:p text:style-name="P1"/>
      <text:p text:style-name="P1">Once done, the site admin receives and uer will received email notification. Once user approve the online registration from email, he/ she will able to login to the website. <text:s/></text:p>
      <text:p text:style-name="P1"/>
      <text:p text:style-name="P1">The user is able to login to their account and accordingly build up their profile.</text:p>
      <text:p text:style-name="P1"/>
      <text:p text:style-name="P1"><text:span text:style-name="T3">- Login Area/ MyAccount Area:</text:span> After successful registration, the user logs in with his user id password specified at the time of registration. </text:p>
      <text:p text:style-name="P1"/>
      <text:p text:style-name="P1">After login the user will have the following page i.e. Customer Initial Main page.</text:p>
      <text:p text:style-name="P1"/>
      <text:p text:style-name="P1">From the Alert button, user will able to send alert to the admin for shipping order. Once order submitted, user will able to check the status of their shipping. Pending/ Completed.</text:p>
      <text:p text:style-name="P1"><text:s/></text:p>
      <text:p text:style-name="P1"><text:soft-page-break/>- Area for Alert and Calculator will be provided. The dynamic calculation of the shipping will be done according to the given calculation in Calculator_iCargoBox_New_Descriptions PDF file.</text:p>
      <text:p text:style-name="P1"/>
      <text:p text:style-name="P1">-Contact Form: We will create an online Contact form, response of which will be mailed to the site admin. </text:p>
      <text:p text:style-name="P1"/>
      <text:p text:style-name="P12">Administrator Section:</text:p>
      <text:p text:style-name="P12"/>
      <text:p text:style-name="P1">- We will develop a custom CMS developed in PHP and MySQL; and integrate the pages to the CMS, which will allow you to: </text:p>
      <text:p text:style-name="P1"/>
      <text:p text:style-name="P1">=&gt;<text:span text:style-name="T3">Login / Log out</text:span> and Change Password: </text:p>
      <text:p text:style-name="P1"/>
      <text:p text:style-name="P1">=&gt;<text:span text:style-name="T3">Page Management: </text:span></text:p>
      <text:p text:style-name="P1">You will be able to Edit / Delete pages in the site. You will be able to update text and images in the body of the pages. </text:p>
      <text:p text:style-name="P1"/>
      <text:p text:style-name="P1">=&gt; <text:span text:style-name="T3">Sliding Banner Management on Homepage: </text:span></text:p>
      <text:p text:style-name="P1">You will be able to Edit / Delete images and texts in the sliding banner on the Homepage. </text:p>
      <text:p text:style-name="P1"/>
      <text:p text:style-name="P5">=&gt; User Management:</text:p>
      <text:p text:style-name="P1">You will be able to add/ edit/ delete user. All users that submit their details on the website though registration will be stored.</text:p>
      <text:p text:style-name="P1"/>
      <text:p text:style-name="P5">=&gt; Shipping Order Management:</text:p>
      <text:p text:style-name="P1">You will be able to add/ edit/ delete the shipping order. During all the stages Auto Responders are sent out which allow the user to know their order status. They will also have an order reference generated by the website for them to quote on correspondence. By default, after successful payment, user gets an email with order details [bcc to admin] and when admin changes the status of the order, then user will get a status change email. Users can also log into their My Account to see their order status and track the consignment. Users can also log to check previous Order History. </text:p>
      <text:p text:style-name="P1"/>
      <text:p text:style-name="P2"><text:span text:style-name="T3">=&gt; Contact Management -</text:span>Details of the submitted contact forms will be stored and displayed by date of receipt of the email. You will be able to sort the emails by name/ email and within a date range. </text:p>
      <text:p text:style-name="P16"/>
      <text:p text:style-name="P2"><text:span text:style-name="T3">=&gt; <text:s/>Newsletter Signup &amp; Management: </text:span>Admin will have the ability to create and send simple email outs to subscribed user. Select all/some users from user management module import a csv file to the list. Create New Mailout, Add in Distribution List, Create mailout format/text/images, View preview/proof to email account user selects, send. All mail outs will have option to forward to friend or unsubscribe as default.</text:p>
      <text:p text:style-name="P1"/>
      <text:p text:style-name="P5">=&gt; SEO Management: </text:p>
      <text:p text:style-name="P1">For better search engine results, you will be able to include the page title, description and the metatags on all the pages from the admin section. This is essential for on-page SEO. </text:p>
      <text:p text:style-name="P1"/>
      <text:p text:style-name="P5">=&gt; General Settings: </text:p>
      <text:p text:style-name="P1">You will be able to change site footer, change contact email id, Update Google Analytics code for continual tracking, etc. </text:p>
      <text:p text:style-name="P1"/>
      <text:p text:style-name="P1">=&gt; <text:span text:style-name="T3">Fav Icon Design: </text:span>We will use the logo design to create a unique Fav Icon for the website. </text:p>
      <text:p text:style-name="P1"/>
      <text:p text:style-name="P1">=&gt; <text:span text:style-name="T3">Upload on Server:</text:span> On completion site will be uploaded on your server. We are assuming that the FTP details and the CPanel details of your server will be shared with us. </text:p>
      <text:p text:style-name="P1"/>
      <text:p text:style-name="P1">=&gt; <text:span text:style-name="T3">Visitor Tracking:</text:span> For tracking the site visitors we will integrate the Google Analytics code. Assuming that the code will be provided by you from your Google account. If required assistance on this, we will send you </text:p>
      <text:p text:style-name="P1">instruction on how to generate the codes. </text:p>
      <text:p text:style-name="P1"/>
      <text:p text:style-name="P1">=&gt; <text:span text:style-name="T3">Search Engine Submission:</text:span> On completion of the site we will submit the site on major search engines: Google, Bing and Yahoo to get better search results on these search engines. </text:p>
      <text:p text:style-name="P1"><text:soft-page-break/></text:p>
      <text:p text:style-name="P1">=&gt; <text:span text:style-name="T3">Copyrights:</text:span> All Rights for use and ownership of new design will be transferred to you. If you want we are ready to sign a Non Disclosure Agreement and will not show case the site in any of our portfolio. </text:p>
      <text:p text:style-name="P1"/>
      <text:p text:style-name="P1">=&gt; <text:span text:style-name="T3">Transfer of Files:</text:span> All source files will be provided to you on project completion along with the images used. </text:p>
      <text:p text:style-name="P6"/>
      <text:p text:style-name="P6">Charges &amp; Delivery</text:p>
      <text:p text:style-name="P6"/>
      <text:p text:style-name="P3">Our fees for the project will be $. Delivery time will be 3 weeks. <text:line-break/></text:p>
      <text:p text:style-name="P6">Development Platform</text:p>
      <text:p text:style-name="P6"/>
      <text:p text:style-name="P1">· Php with MySql database.</text:p>
      <text:p text:style-name="P1">· Browser compatibility (IE, Firefox, Safari, etc.)</text:p>
      <text:p text:style-name="P1"/>
      <text:p text:style-name="P6">Hosting Information</text:p>
      <text:p text:style-name="P6"/>
      <text:p text:style-name="P1">To host the proposed site we will require your server to be in linux operating system. We just need you to ensure that your server has the Linux operating system and it should support PHP5.0 or higher version and MySql 5.0 or higher version. We are assuming that the FTP details and cPanel details of your server will be provided by you.</text:p>
      <text:p text:style-name="P1"/>
      <text:p text:style-name="P8">Testing &amp; Bug Fixing</text:p>
      <text:p text:style-name="P8"/>
      <text:p text:style-name="P1">Development will be done in rapid module. We will develop every module and show you that. We will send you daily updates on the progress. So that whenever any bug is found after the development that is instantly corrected. Before sending you any update we will run a 2 tier testing on the features, where on the first tier the tester will test the features then I (Project Manager for the project) will be doing the testing.Any time within one year after development is complete if any type of bug and error is seen we will fix that and there will be no additional charges for that. However for any additional feature we will charge additionally.</text:p>
      <text:p text:style-name="P1"/>
      <text:p text:style-name="P8">Communication </text:p>
      <text:p text:style-name="P1">I will be the assigned project manager for the project. You can contact me directly through email, skype and phone (both cell phone and office phone).</text:p>
      <text:p text:style-name="P1"/>
      <text:p text:style-name="P1">We assure you of output of highest quality with quick turnaround and proper communication. </text:p>
      <text:p text:style-name="P1"/>
      <text:p text:style-name="P1">We would look forward to work with you on this project.</text:p>
      <text:p text:style-name="P1"/>
      <text:p text:style-name="P1">Thanks &amp; Regards,</text:p>
      <text:p text:style-name="P1">Nimish (CTO-We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BoldMT" svg:font-family="Arial-BoldMT"/>
    <style:font-face style:name="OpenSymbol" svg:font-family="OpenSymbol"/>
    <style:font-face style:name="Tahoma1" svg:font-family="Tahoma"/>
    <style:font-face style:name="Verdana-Bold" svg:font-family="Verdana-Bold"/>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Times New Roman1"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2" text:anchor-type="paragraph" svg:x="4.0181in" svg:y="0.0484in" svg:width="2.6134in" svg:height="0.5346in" draw:z-index="3"><draw:image xlink:href="Pictures/200000070000B9EB00002A3EE06D1049.svm" xlink:type="simple" xlink:show="embed" xlink:actuate="onLoad"/></draw:frame></text:p>
        <text:p text:style-nam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11M12S</meta:editing-duration>
    <meta:editing-cycles>303</meta:editing-cycles>
    <meta:generator>OpenOffice.org/3.4.1$Win32 OpenOffice.org_project/341m1$Build-9593</meta:generator>
    <dc:date>2014-09-03T11:20:25.72</dc:date>
    <meta:document-statistic meta:table-count="0" meta:image-count="2" meta:object-count="0" meta:page-count="3" meta:paragraph-count="64" meta:word-count="1392" meta:character-count="7964"/>
    <meta:user-defined meta:name="Info 1"/>
    <meta:user-defined meta:name="Info 2"/>
    <meta:user-defined meta:name="Info 3"/>
    <meta:user-defined meta:name="Info 4"/>
  </office:meta>
</office:document-meta>
</file>